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9aa6e"/>
    </style:style>
    <style:style style:name="P2" style:family="paragraph" style:parent-style-name="Heading_20_1">
      <style:text-properties officeooo:paragraph-rsid="00343564"/>
    </style:style>
    <style:style style:name="T1" style:family="text">
      <style:text-properties officeooo:rsid="0032b4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P</text:span>RIMEIROS ANOS DA REVOLUÇÃO</text:h>
      <text:h text:style-name="Heading_20_2" text:outline-level="2">DESFAZENDO AS MENTIRAS<text:line-break/><text:line-break/>Por que muitos homens gays<text:line-break/>e lésbicas cubanos foram embora depois de 1959</text:h>
      <text:p text:style-name="First_20_line_20_indent">Um número significativo de homens e mulheres homossexuais cubanos, incluindo muitos que eram gênero variante, começaram a deixar a ilha após o movimento revolucionário de 26 de julho derrubar o odioso regime de Batista, apoiado pelos EUA, em 1959. The U.S. big-business media pointed their microphones at counter-revolutionary claims that anti-gay terror drove them to flee.</text:p>
      <text:p text:style-name="First_20_line_20_indent">Essa propaganda política reacionária encobria uma guerra suja do imperialismo para levar adiante uma “mudança de regime” em Cuba. Ela também tinha como objetivo desmoralizar a ala multinacional e revolucionária do movimento jovem de libertação gay nos EUA.</text:p>
      <text:p text:style-name="First_20_line_20_indent">Essa campanha política e ideológica para pintar Cuba como uma ditadura cruel e opressora foi criada pelos capitalistas da Guerra Fria que estavam, eles mesmos, levando a cabo uma guerra doméstica impiedosa contra o amor entre pessoas do mesmo sexo e contra a variância de gênero.</text:p>
      <text:p text:style-name="First_20_line_20_indent">Before the Cuban Revolution, U.S. finance capital had installed two iron-fisted dictatorships in order to grease the gears of exploitation: Gerardo Machado in the late 1920s and Fulgencio Batista in the 1950s. For a cut of the profits, these brutal regimes served the rule of U.S. sugar, nickel and citrus companies and made it possible for the imperialists to own the banks, telephone and electric systems and big retail stores.</text:p>
      <text:p text:style-name="First_20_line_20_indent">U.S. crime bosses ran the lucrative large-scale sex industry and interconnected casinos and drug distribution. Dezenas de milhares de mulheres, homens e crianças cubanas de todas as sexualidades atenderam aos desejos dos turistas ricos e poderosos dos EUA.</text:p>
      <text:p text:style-name="First_20_line_20_indent">Cold War anti-gay and anti-trans purges and persecution in the U.S. created the demand for an offshore prostitution network in Havana that exploited large numbers of men and boys, many of them feminine, for profit, as well as women.</text:p>
      <text:p text:style-name="First_20_line_20_indent">A revolução que conquistou o poder estatal em 1º de janeiro de 1959 encerrou a indústria do sexo e dos cassinos. Os trabalhadores – do campo e da cidade – de Cuba se defrontaram com uma tarefa colossal: reestruturar sua economia para atender às necessidades de todos, o que significou criar empregos, estabelecer uma reforma agrária e fornecer comida, roupas, moradia, assistência médica, alfabetização básica e ensino superior.</text:p>
      <text:p text:style-name="First_20_line_20_indent">Esse trabalho tinha que ser feito enquanto o imperialismo tentava acabar com qualquer ferramenta de transformação, através de estrangulamento econômico, cerco militar e bloqueios.</text:p>
      <text:h text:style-name="Heading_20_2" text:outline-level="2"><text:bookmark-start text:name="__RefHeading___Toc4519_1072782762"/>Buscando compreender cientificamente<text:bookmark-end text:name="__RefHeading___Toc4519_1072782762"/></text:h>
      <text:p text:style-name="P1">Os pesquisadores Lourdes Arguelles e B. Ruby Rich prestaram uma importante contribuição analítica, em meados dos anos 1980, para compreender por que muitos homossexuais cubanos foram embora após a revolução – e por que muitos ficaram.</text:p>
      <text:p text:style-name="First_20_line_20_indent">Os dois pesquisadores adotaram uma abordagem científica, acumulando dados por meio de métodos de análise histórica, de pesquisa, de campo e experimental. Eles interpretaram os resultados “dentro de um contexto teórico elaborado a partir de pesquisas acadêmicas homossexuais críticas e lesbofeministas e de estudos político-econômicos e fenomenológicos da vida social cubana.”</text:p>
      <text:p text:style-name="First_20_line_20_indent">Entre 1979 e 1984, Arguelles e Rich entrevistaram cubanos na ilha e emigrantes nos Estados Unidos, Espanha, México e Porto Rico. O relatório sobre a pesquisa, intitulado “Homossexualidade, Homofobia, e Revolução: Notas para uma Compreensão da Experiência Gay Masculina e Lésbica dos Cubanos”, foi inicialmente publicado no verão de 1984 no “Signs, A Journal of Women in Culture and Society” (Sinais, Um Periódico sobre Mulheres na Cultura e na Sociedade).</text:p>
      <text:p text:style-name="First_20_line_20_indent">Os dois pesquisadores disseram que seus objetivos eram revelar a natureza e a dinâmica da experiência homossexual cubana a fim de contextualizar as questões do amor entre pessoas do mesmo sexo em Cuba, a migração e o realojamento.</text:p>
      <text:p text:style-name="First_20_line_20_indent">Eles também buscaram desenvolver uma melhor compreensão sobre o amor entre pessoas do mesmo sexo no que, naquela época, era referido como países e comunidades do Terceiro Mundo, e desenvolver ainda mais a teoria “sobre a natureza dos relacionamentos entre as estruturas da sexualidade e as estruturas correspondentes da organização socialista”.</text:p>
      <text:p text:style-name="First_20_line_20_indent">Isto foi o que eles descobriram.</text:p>
      <text:h text:style-name="Heading_20_2" text:outline-level="2"><text:bookmark-start text:name="__RefHeading___Toc4521_1072782762"/>Tentativa de desqualificar a revolução<text:bookmark-end text:name="__RefHeading___Toc4521_1072782762"/></text:h>
      <text:p text:style-name="First_20_line_20_indent">O papel do incentivo econômico e da ambição pessoal – estímulos poderosos para qualquer migração de países mais pobres para países mais ricos – raramente era considerado quando se tratava de emigrantes homossexuais cubanos.</text:p>
      <text:p text:style-name="First_20_line_20_indent">Arguelles e Rich escreveram, “As explicações mais estruturalistas para os movimentos populacionais internacionais, que enfatizam o papel do capital e dos estados capitalistas na organização dos fluxos migratórios das economias menos desenvolvidas para as mais desenvolvidas, ainda precisam ser invocadas nas interpretações da migração dos gays de Cuba”.</text:p>
      <text:p text:style-name="First_20_line_20_indent">Washington aprovou a lei de Imigração e Naturalização em 1952, que determinava especificamente bloquear a entrada ou expulsar imigrantes “com desvios sexuais”. Mas quando se tratava de homossexuais cubanos, Arguelles e Rich observaram, “Naquela época, assim como hoje, o anticomunismo prevaleceu”.</text:p>
      <text:p text:style-name="First_20_line_20_indent">Homens cubanos homossexuais ricos, que antes da revolução passaram longos períodos no exterior, deixaram a ilha definitivamente. “A emigração começou imediatamente. Os promotores e os chefes supremos do submundo de Havana junto com um grande número de seus trabalhadores deslocados (muitos deles homossexuais) dirigiram-se para Miami. Muitas lésbicas que tiveram ligações com membros da burguesia seguiram seu protetorado masculino para Miami, assim como homens gays que trabalharam para empresas dos EUA ou fizeram trabalho doméstico para a burguesia nativa.</text:p>
      <text:p text:style-name="First_20_line_20_indent">Os dois pesquisadores salientam que o testemunho dos “refugiados” cubanos se tornou “a principal fonte de avaliação da vida gay cubana, apesar do conhecimento das pressões sobre os emigrantes para testemunhar a perseguição política em seu país de origem, a fim de obter as vantagens legais e econômicas da condição de refugiado em seu novo país.”</text:p>
      <text:p text:style-name="First_20_line_20_indent">Essas narrativas foram então ampliadas como parte de uma campanha de propaganda imperialista calculada para neutralizar “o apoio extremamente necessário à revolução cubana entre seus aliados naturais,” escreveram Arguelles e Rich. Além disso, a campanha propagandista “legitimou a presença em círculos tradicionalmente liberais de alguns dos mais reacionários indivíduos dentre a população de emigrantes cubanos.”</text:p>
      <text:p text:style-name="First_20_line_20_indent">Eles acrescentaram que essa propaganda ocultou mudanças na realidade da vida gay em Cuba como parte do processo revolucionário em andamento, fez a herança histórica da economia política pré-revolucionária e da homofobia parecer irrelevante, e ajudou a mascarar a opressão e a exploração de gays e lésbicas cubanos que vivem em enclaves de emigrantes.</text:p>
      <text:p text:style-name="First_20_line_20_indent">A campanha também distanciou “ativistas gays na cultura dominante capitalista das minorias gays envolvidas em movimentos de libertação nos seus respectivos países e comunidades nacionais."</text:p>
      <text:p text:style-name="First_20_line_20_indent">E, finalmente, essa culpabilização de Cuba “transformou o crescente número de emigrantes gays progressistas que criticam, mas também apoiam a revolução, em contradições ambulantes: invisíveis para as forças de libertação gay, mas alvos fáceis para o exército homofóbico anticastrista no exílio.”</text:p>
      <text:p text:style-name="First_20_line_20_indent">Enquanto muitos deixaram a ilha, vários outros ficaram.</text:p>
      <text:p text:style-name="First_20_line_20_indent">Arguelles e Rich concluíram: “Outros homossexuais, especialmente aqueles provenientes da classe trabalhadora ou estudantes de famílias pequeno-burguesas, trabalharam para se integrar à revolução.”</text:p>
      <text:p text:style-name="First_20_line_20_indent">Eles ressaltaram, “Para esses homossexuais, classe e interesses de classe eram percebidos como aspectos mais elementares da sua identidade do que o comportamento homossexual. E a revolução dialogava com esses interesses e essa identidade.”</text:p>
      <text:p text:style-name="First_20_line_20_indent">Havia trabalho para todos, assistência médica gratuita, educação gratuita, moradia barata e um crescimento cultural extraordinário.</text:p>
      <text:p text:style-name="P1">Lésbicas cubanas, algumas das quais exerceram um papel importante na luta urbana pré-revolucionária, também se beneficiaram das grandes conquistas realizadas por e para as mulhe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IMEIROS ANOS DA REVOLUÇÃO</dc:title>
    <dc:date>2023-04-18T14:06:43.917020006</dc:date>
    <dc:creator>Daniel Garcia</dc:creator>
    <meta:editing-duration>P0D</meta:editing-duration>
    <meta:editing-cycles>1</meta:editing-cycles>
    <meta:document-statistic meta:table-count="0" meta:image-count="0" meta:object-count="0" meta:paragraph-count="32" meta:word-count="1114" meta:character-count="7353" meta:non-whitespace-character-count="6265"/>
    <meta:generator>LibreOffice/7.5.1.2$Linux_X86_64 LibreOffice_project/50$Build-2</meta:generator>
    <meta:template xlink:type="simple" xlink:actuate="onRequest" xlink:title="" xlink:href="../cubabook.odm" meta:date="2023-04-18T14:08:43.635714652"/>
  </office:meta>
</office:document-meta>
</file>